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python/admon.py" manifest:media-type="application/binary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s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Funcion</text:p>
          </table:table-cell>
        </table:table-row>
        <table:table-row table:style-name="ro1">
          <table:table-cell office:value-type="string" calcext:value-type="string">
            <text:p><text:a xlink:href="relatorio://for%20each=%22item%20in%20records%22" xlink:type="simple">for each="item in records"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relatorio://item.name" xlink:type="simple">item.name</text:a></text:p>
          </table:table-cell>
          <table:table-cell table:number-columns-repeated="2"/>
          <table:table-cell office:value-type="string" calcext:value-type="string">
            <text:p><text:a xlink:href="relatorio://item.role" xlink:type="simple">item.role</text:a></text:p>
          </table:table-cell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-00-0000</text:date>, <text:time style:data-style-name="N2" text:time-value="11:35:19.3634191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35:40.103736604</meta:creation-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8" meta:object-count="0"/>
  </office:meta>
</office:document-meta>
</file>